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40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dy {<text:line-break/>    font-family: Arial, sans-serif;<text:line-break/>    margin: 0;<text:line-break/>    padding: 0;<text:line-break/>    background-color: #f4f4f4;<text:line-break/>    color: #333;<text:line-break/>    text-align: center;<text:line-break/>}<text:line-break/><text:line-break/>nav {<text:line-break/>    background: #333;<text:line-break/>    padding: 1rem;<text:line-break/>    position: sticky;<text:line-break/>    top: 0;<text:line-break/>    width: 100%;<text:line-break/>}<text:line-break/><text:line-break/>nav ul {<text:line-break/>    list-style: none;<text:line-break/>    padding: 0;<text:line-break/>    display: flex;<text:line-break/>    justify-content: center;<text:line-break/>}<text:line-break/><text:line-break/>nav ul li {<text:line-break/>    margin: 0 15px;<text:line-break/>}<text:line-break/><text:line-break/>nav ul li a {<text:line-break/>    color: white;<text:line-break/>    text-decoration: none;<text:line-break/>    font-weight: bold;<text:line-break/>    transition: color 0.3s ease-in-out;<text:line-break/>}<text:line-break/><text:line-break/>nav ul li a:hover {<text:line-break/>    color: #ffcc00;<text:line-break/>}<text:line-break/><text:line-break/>header {<text:line-break/>    padding: 50px;<text:line-break/>    background: #222;<text:line-break/>    color: white;<text:line-break/>}<text:line-break/><text:line-break/>h1 {<text:line-break/>    font-size: 2.5rem;<text:line-break/>}<text:line-break/><text:line-break/>section {<text:line-break/>    padding: 40px;<text:line-break/>}<text:line-break/><text:soft-page-break/><text:line-break/>.skills-container {<text:line-break/>    display: flex;<text:line-break/>    justify-content: center;<text:line-break/>    gap: 15px;<text:line-break/>}<text:line-break/><text:line-break/>.skill {<text:line-break/>    background: #007BFF;<text:line-break/>    color: white;<text:line-break/>    padding: 10px 20px;<text:line-break/>    border-radius: 5px;<text:line-break/>    transition: transform 0.3s ease-in-out;<text:line-break/>}<text:line-break/><text:line-break/>.skill:hover {<text:line-break/>    transform: scale(1.1);<text:line-break/>}<text:line-break/><text:line-break/>.project {<text:line-break/>    background: white;<text:line-break/>    padding: 20px;<text:line-break/>    margin: 10px auto;<text:line-break/>    width: 50%;<text:line-break/>    box-shadow: 0 4px 8px rgba(0, 0, 0, 0.2);<text:line-break/>    transition: transform 0.3s ease-in-out;<text:line-break/>}<text:line-break/><text:line-break/>.project:hover {<text:line-break/>    transform: translateY(-5px);<text:line-break/>}<text:line-break/><text:line-break/>.social-links a {<text:line-break/>    display: inline-block;<text:line-break/>    margin: 10px;<text:line-break/>    padding: 10px 15px;<text:line-break/>    background: #333;<text:line-break/>    color: white;<text:line-break/>    border-radius: 5px;<text:line-break/>    text-decoration: none;<text:line-break/>    transition: background 0.3s ease-in-out;<text:line-break/>}<text:line-break/><text:line-break/>.social-links a:hover {<text:line-break/>    background: #ffcc00;body {<text:line-break/>    font-family: Arial, sans-serif;<text:line-break/>    margin: 0;<text:line-break/>    padding: 0;<text:line-break/>    background-color: #f4f4f4;<text:line-break/>    color: #333;<text:line-break/>    text-align: center;<text:line-break/>}<text:line-break/><text:soft-page-break/><text:line-break/>nav {<text:line-break/>    background: #333;<text:line-break/>    padding: 1rem;<text:line-break/>    position: sticky;<text:line-break/>    top: 0;<text:line-break/>    width: 100%;<text:line-break/>}<text:line-break/><text:line-break/>nav ul {<text:line-break/>    list-style: none;<text:line-break/>    padding: 0;<text:line-break/>    display: flex;<text:line-break/>    justify-content: center;<text:line-break/>}<text:line-break/><text:line-break/>nav ul li {<text:line-break/>    margin: 0 15px;<text:line-break/>}<text:line-break/><text:line-break/>nav ul li a {<text:line-break/>    color: white;<text:line-break/>    text-decoration: none;<text:line-break/>    font-weight: bold;<text:line-break/>    transition: color 0.3s ease-in-out;<text:line-break/>}<text:line-break/><text:line-break/>nav ul li a:hover {<text:line-break/>    color: #ffcc00;<text:line-break/>}<text:line-break/><text:line-break/>header {<text:line-break/>    padding: 50px;<text:line-break/>    background: #222;<text:line-break/>    color: white;<text:line-break/>}<text:line-break/><text:line-break/>h1 {<text:line-break/>    font-size: 2.5rem;<text:line-break/>}<text:line-break/><text:line-break/>section {<text:line-break/>    padding: 40px;<text:line-break/>}<text:line-break/><text:line-break/>.skills-container {<text:line-break/>    display: flex;<text:line-break/>    justify-content: center;<text:line-break/>    gap: 15px;<text:line-break/>}<text:line-break/><text:line-break/>.skill {<text:line-break/><text:soft-page-break/>    background: #007BFF;<text:line-break/>    color: white;<text:line-break/>    padding: 10px 20px;<text:line-break/>    border-radius: 5px;<text:line-break/>    transition: transform 0.3s ease-in-out;<text:line-break/>}<text:line-break/><text:line-break/>.skill:hover {<text:line-break/>    transform: scale(1.1);<text:line-break/>}<text:line-break/><text:line-break/>.project {<text:line-break/>    background: white;<text:line-break/>    padding: 20px;<text:line-break/>    margin: 10px auto;<text:line-break/>    width: 50%;<text:line-break/>    box-shadow: 0 4px 8px rgba(0, 0, 0, 0.2);<text:line-break/>    transition: transform 0.3s ease-in-out;<text:line-break/>}<text:line-break/><text:line-break/>.project:hover {<text:line-break/>    transform: translateY(-5px);<text:line-break/>}<text:line-break/><text:line-break/>.social-links a {<text:line-break/>    display: inline-block;<text:line-break/>    margin: 10px;<text:line-break/>    padding: 10px 15px;<text:line-break/>    background: #333;<text:line-break/>    color: white;<text:line-break/>    border-radius: 5px;<text:line-break/>    text-decoration: none;<text:line-break/>    transition: background 0.3s ease-in-out;<text:line-break/>}<text:line-break/><text:line-break/>.social-links a:hover {<text:line-break/>    background: #ffcc00;<text:line-break/>}<text:line-break/><text:line-break/>@media (max-width: 768px) {<text:line-break/>    .skills-container {<text:line-break/>        flex-direction: column;<text:line-break/>    }<text:line-break/>   <text:line-break/>    .project {<text:line-break/>        width: 80%;<text:line-break/>    }<text:line-break/>}</text:p>
      <text:p text:style-name="Standard"/>
      <text:p text:style-name="P1"><text:line-break/>}<text:line-break/><text:line-break/><text:soft-page-break/>@media (max-width: 768px) {<text:line-break/>    .skills-container {<text:line-break/>        flex-direction: column;<text:line-break/>    }<text:line-break/>   <text:line-break/>    .project {<text:line-break/>        width: 80%;<text:line-break/>    }<text:line-break/>}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23:36:31.933699244</meta:creation-date>
    <dc:date>2025-01-30T23:38:15.664695307</dc:date>
    <meta:editing-duration>PT1M44S</meta:editing-duration>
    <meta:editing-cycles>1</meta:editing-cycles>
    <meta:document-statistic meta:table-count="0" meta:image-count="0" meta:object-count="0" meta:page-count="5" meta:paragraph-count="2" meta:word-count="389" meta:character-count="3230" meta:non-whitespace-character-count="2330"/>
    <meta:generator>LibreOffice/7.3.7.2$Linux_X86_64 LibreOffice_project/30$Build-2</meta:generator>
  </office:meta>
</office:document-meta>
</file>